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37.98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71.72mm"/>
    </style:style>
    <style:style style:name="co10" style:family="table-column">
      <style:table-column-properties fo:break-before="auto" style:column-width="30.83mm"/>
    </style:style>
    <style:style style:name="co11" style:family="table-column">
      <style:table-column-properties fo:break-before="auto" style:column-width="39.32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</style:style>
    <style:style style:name="ce3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2" table:default-cell-style-name="ce6"/>
        <table:table-column table:style-name="co2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8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power_strike_1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3|knows_power_strike_1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3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power_strike_2|knows_ironflesh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shield_1|knows_power_draw_1|knows_ironflesh_1</text:p>
          </table:table-cell>
          <table:table-cell table:style-name="ce25" office:value-type="string" calcext:value-type="string">
            <text:p>vaegir_face_younger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shield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ironflesh_1|knows_power_draw_1|knows_athletics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_good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_good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2|knows_power_draw_1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2|knows_power_draw_1|knows_horse_archery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2|knows_power_draw_1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ironflesh_1|knows_power_strike_1|knows_shield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1|knows_ironflesh_1|knows_power_strike_1|knows_power_throw_1</text:p>
          </table:table-cell>
          <table:table-cell table:style-name="ce25" office:value-type="string" calcext:value-type="string">
            <text:p>dwarf_face_2</text:p>
          </table:table-cell>
          <table:table-cell table:style-name="ce25" office:value-type="string" calcext:value-type="string">
            <text:p>dwarf_face_3</text:p>
          </table:table-cell>
          <table:table-cell table:style-name="ce26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1|knows_power_throw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2|knows_power_draw_1|knows_power_strike_1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3|knows_power_strike_3|knows_ironflesh_2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2|knows_power_strike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power_draw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shield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7"/>
          <table:table-cell table:style-name="ce2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strike_1|knows_riding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2|knows_ironflesh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3|knows_athletics_1|knows_power_strike_1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7"/>
          <table:table-cell table:style-name="ce2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7"/>
          <table:table-cell table:style-name="ce2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power_strike_1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power_strike_3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athletics_2|knows_power_draw_2|knows_ironflesh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athletics_2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1|knows_power_strike_1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2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3|knows_power_draw_2|knows_power_strike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_mounted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shield_2|knows_power_draw_3|knows_power_strike_3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Veteran_Scout&quot;,&quot;Lothlorien_Veteran_Scouts&quot;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Veteran_Scout","Lothlorien_Veteran_Scouts"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warden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warden&quot;,&quot;Lothlorien_Archer&quot;,&quot;Lothlorien_Archer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warden","Lothlorien_Archer","Lothlorien_Archer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warden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warden&quot;,&quot;Lothlorien_Veteran_Archer&quot;,&quot;Lothlorien_Veteran_Archer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warden","Lothlorien_Veteran_Archer","Lothlorien_Veteran_Archer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warden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warden&quot;,&quot;Lothlorien_Master_Archer&quot;,&quot;Lothlorien_Master_Archer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warden","Lothlorien_Master_Archer","Lothlorien_Master_Archer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lorien_warden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_mounted| tfg_shield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warden&quot;,&quot;Galadhrim_Royal_Archer&quot;,&quot;Galadhrim_Royal_Archers&quot;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warden","Galadhrim_Royal_Archer","Galadhrim_Royal_Archers"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3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Infantry&quot;,&quot;Lothlorien_Infantry&quot;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Infantry","Lothlorien_Infantry"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archer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archer&quot;,&quot;Lothlorien_Veteran_Infantry&quot;,&quot;Lothlorien_Veteran_Infantry&quot;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archer","Lothlorien_Veteran_Infantry","Lothlorien_Veteran_Infantry"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archer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archer&quot;,&quot;Lothlorien_Elite_Infantry&quot;,&quot;Lothlorien_Elite_Infantry&quot;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archer","Lothlorien_Elite_Infantry","Lothlorien_Elite_Infantry"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archer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archer&quot;,&quot;Galadhrim_Royal_Swordsman&quot;,&quot;Galadhrim_Royal_Swordsmen&quot;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archer","Galadhrim_Royal_Swordsman","Galadhrim_Royal_Swordsmen"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Warden&quot;,&quot;Lothlorien_Wardens&quot;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Warden","Lothlorien_Wardens"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rien_inf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inf&quot;,&quot;Lothlorien_Veteran_Warden&quot;,&quot;Lothlorien_Veteran_Wardens&quot;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inf","Lothlorien_Veteran_Warden","Lothlorien_Veteran_Wardens"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rien_inf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<text:s/>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inf&quot;,&quot;Galadhrim_Royal_Warden&quot;,&quot;Galadhrim_Royal_Wardens&quot;,tf_lorien|  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inf","Galadhrim_Royal_Warden","Galadhrim_Royal_Wardens",tf_lorien| <text:s/>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athletics_3|knows_power_draw_3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shield_3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2|knows_power_strike_2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,itm_riv_armor_light,itm_riv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,itm_riv_armor_light,itm_riv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strike_2|knows_power_draw_3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armor_light,itm_riv_boots,itm_elven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armor_light,itm_riv_boots,itm_elven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itm_hood_grey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9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a,itm_hood_grey,itm_riv_armor_archer,itm_riv_boots,itm_riv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a,itm_hood_grey,itm_riv_armor_archer,itm_riv_boots,itm_riv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a,itm_riv_armor_archer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a,itm_riv_armor_archer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| tfg_armor| tfg_helm| tfg_boots| tf_no_capture_alive,0,0,fac_imladris,[itm_riv_helm_b,itm_riv_armor_m_archer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| tfg_armor| tfg_helm| tfg_boots| tf_no_capture_alive,0,0,fac_imladris,[itm_riv_helm_b,itm_riv_armor_m_archer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armor_m_archer,itm_leather_gloves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armor_m_archer,itm_leather_gloves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iv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infantry&quot;,&quot;Rivendell_Infantry&quot;,&quot;Rivendell_Infantry&quot;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infantry","Rivendell_Infantry","Rivendell_Infantry"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iv_vet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infantry","Rivendell_Veteran_Infantry","Rivendell_Veteran_Infantry"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iv_master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master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5,wp_elf_tier_5,knows_common|knows_athletics_5|knows_power_draw_5|knows_power_strike_5|knows_ironflesh_4,rivendell_elf_face_1,rivendell_elf_face_2]," calcext:value-type="string">
            <text:p>["i5_riv_master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5,wp_elf_tier_5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armor_heavy,itm_mail_mittens,itm_riv_boots,itm_riv_spear,itm_riv_1h_sword,itm_riv_bas_sword,itm_riv_shield_a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armor_heavy,itm_mail_mittens,itm_riv_boots,itm_riv_spear,itm_riv_1h_sword,itm_riv_bas_sword,itm_riv_shield_a,],attr_elf_tier_6,wp_elf_tier_6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iv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cavalry","Rivendell_Cavalry","Rivendell_Cavalry"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3|knows_power_strike_2|knows_ironflesh_2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leather_boots,itm_short_bow,itm_arrows,itm_arnor_sword_f,],attr_elf_tier_1,wp_elf_tier_1,knows_common|knows_athletics_1|knows_power_draw_3|knows_power_strike_2|knows_ironflesh_2,arnor_face_middle_1,arnor_face_middle_2]," calcext:value-type="string">
            <text:p>["dunedain_scout","Dunedain_Scout","Dunedain_Scouts",tf_dunedain| tfg_armor| tfg_boots,0,0,fac_imladris,[itm_arnor_armor_c,itm_leather_gloves,itm_leather_boots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2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leather_boots,itm_regular_bow,itm_arrows,itm_arnor_sword_f,],attr_elf_tier_2,wp_elf_tier_2,knows_common|knows_athletics_2|knows_power_draw_3|knows_power_strike_4|knows_ironflesh_2,arnor_face_middle_1,arnor_face_middle_2]," calcext:value-type="string">
            <text:p>["dunedain_trained_scout","Dunedain_Tracker","Dunedain_Trackers",tf_dunedain| tfg_armor| tfg_boots,0,0,fac_imladris,[itm_arnor_armor_c,itm_leather_gloves,itm_leather_boots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5|knows_power_strike_7|knows_ironflesh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riding_2|knows_power_strike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horse_archery_1| knows_riding_2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shield_1|knows_power_throw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number-columns-repeated="2" table:style-name="ce3" office:value-type="string" calcext:value-type="string">
            <text:p>Variag_Ironclad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number-columns-repeated="2" table:style-name="ce3" office:value-type="string" calcext:value-type="string">
            <text:p>Variag_Lancer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|knows_power_draw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throw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throw_2|knows_power_strike_3</text:p>
          </table:table-cell>
          <table:table-cell table:style-name="ce25" office:value-type="string" calcext:value-type="string">
            <text:p>orc_face2</text:p>
          </table:table-cell>
          <table:table-cell table:style-name="ce25" office:value-type="string" calcext:value-type="string">
            <text:p>orc_face3</text:p>
          </table:table-cell>
          <table:table-cell table:style-name="ce26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5</text:p>
          </table:table-cell>
          <table:table-cell table:style-name="ce26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5" office:value-type="string" calcext:value-type="string">
            <text:p>orc_face6</text:p>
          </table:table-cell>
          <table:table-cell table:style-name="ce25" office:value-type="string" calcext:value-type="string">
            <text:p>orc_face7</text:p>
          </table:table-cell>
          <table:table-cell table:style-name="ce26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5" office:value-type="string" calcext:value-type="string">
            <text:p>orc_face8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|knows_power_draw_1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2|knows_power_draw_1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1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1|knows_power_draw_2|knows_power_strike_1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5|knows_power_throw_2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6|knows_power_draw_1|knows_power_throw_3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0">00.00.0000</text:date>, <text:time style:data-style-name="N2" text:time-value="14:17:23.7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20-01-20T14:36:51.324000000</dc:date>
    <meta:editing-cycles>321</meta:editing-cycles>
    <meta:editing-duration>P3DT19H23M43S</meta:editing-duration>
    <meta:document-statistic meta:table-count="2" meta:cell-count="6748" meta:object-count="0"/>
  </office:meta>
</office:document-meta>
</file>